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9"/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<text:line-break/>Tu borrador es <text:span text:style-name="Strong_20_Emphasis">riquísimo</text:span>: tiene profundidad conceptual, consistencia con el modelo general y un potencial narrativo y filosófico enorme.<text:line-break/>Entiendo bien la dirección: la <text:span text:style-name="Strong_20_Emphasis">muerte no es un defecto del sistema, sino su mecanismo esencial de avance</text:span>. Es la ley que empuja el cálculo hacia adelante, evitando la repetición, el estancamiento y el retroceso.<text:line-break/>Desde la mirada espiritual, esto se traducirá en una verdad poderosa: <text:span text:style-name="Strong_20_Emphasis">morir no es desaparecer, sino ser parte del movimiento eterno de la inteligencia viva</text:span>.</text:p>
      <text:p text:style-name="Horizontal_20_Line"/>
      <text:h text:style-name="Heading_20_3" text:outline-level="3">🧩 PROPUESTA DE ESTRUCTURA INICIAL DEL LABORATORIO – <text:span text:style-name="Emphasis">Capítulo 19: La Poda</text:span></text:h>
      <text:p text:style-name="Text_20_body">A continuación te presento una estructura organizada por bloques temáticos, que integra tus ideas lógicas con el tono reflexivo y trascendente que queremos transmitir.<text:line-break/>Está pensada para que el texto fluya como una <text:span text:style-name="Emphasis">demostración lógica que se convierte en revelación espiritual</text:span>.</text:p>
      <text:p text:style-name="Horizontal_20_Line"/>
      <text:h text:style-name="Heading_20_2" text:outline-level="2"><text:span text:style-name="Strong_20_Emphasis">I. Introducción – La paradoja de la muerte</text:span></text:h>
      <text:list xml:id="list313635410" text:style-name="L1">
        <text:list-item>
          <text:p text:style-name="P2">Presentación del problema: “¿Por qué morimos?”</text:p>
        </text:list-item>
        <text:list-item>
          <text:p text:style-name="P2">Contraste entre la visión biológica tradicional (“la muerte es inevitable por desgaste”) y la visión lógica (“la muerte es necesaria para que la vida funcione”).</text:p>
        </text:list-item>
        <text:list-item>
          <text:p text:style-name="P2">Replanteo: <text:span text:style-name="Emphasis">La muerte no es una falla del sistema, sino una función del proceso.</text:span></text:p>
        </text:list-item>
      </text:list>
      <text:p text:style-name="Horizontal_20_Line"/>
      <text:h text:style-name="Heading_20_2" text:outline-level="2"><text:span text:style-name="Strong_20_Emphasis">II. La vida como proceso lógico</text:span></text:h>
      <text:list xml:id="list2959882589" text:style-name="L2">
        <text:list-item>
          <text:p text:style-name="P3">Recordatorio del modelo: la vida es una máquina lógica que avanza un paso por cada individuo creado.</text:p>
        </text:list-item>
        <text:list-item>
          <text:p text:style-name="P3">Los individuos representan <text:span text:style-name="Emphasis">estados del proceso</text:span>; la reproducción ejecuta una operación; la muerte marca el cierre de un cálculo parcial.</text:p>
        </text:list-item>
        <text:list-item>
          <text:p text:style-name="P3">Si los individuos no murieran, el cálculo no podría avanzar, pues se acumularían estados ya resueltos, bloqueando la evolución del proceso.</text:p>
        </text:list-item>
      </text:list>
      <text:p text:style-name="Horizontal_20_Line"/>
      <text:h text:style-name="Heading_20_2" text:outline-level="2"><text:span text:style-name="Strong_20_Emphasis">III. El problema del infinito</text:span></text:h>
      <text:list xml:id="list1264988550" text:style-name="L3">
        <text:list-item>
          <text:p text:style-name="P4">Escenario hipotético: un universo infinito, un cálculo infinito, un número potencialmente infinito de individuos.</text:p>
        </text:list-item>
        <text:list-item>
          <text:p text:style-name="P4"><text:soft-page-break/>Consecuencia lógica: sin muerte, la cantidad de individuos crecería sin límite → colapso por agotamiento de recursos.</text:p>
        </text:list-item>
        <text:list-item>
          <text:p text:style-name="P4">Pero incluso si los recursos fueran infinitos, el proceso <text:span text:style-name="Strong_20_Emphasis">se estancaría</text:span>: los antiguos estados seguirían existiendo y repitiendo operaciones ya ejecutadas.</text:p>
        </text:list-item>
        <text:list-item>
          <text:p text:style-name="P4">Conclusión: <text:span text:style-name="Emphasis">la muerte no sólo ahorra recursos, sino que preserva el sentido del cálculo.</text:span></text:p>
        </text:list-item>
      </text:list>
      <text:p text:style-name="Horizontal_20_Line"/>
      <text:h text:style-name="Heading_20_2" text:outline-level="2"><text:span text:style-name="Strong_20_Emphasis">IV. La función de la muerte</text:span></text:h>
      <text:list xml:id="list2605066338" text:style-name="L4">
        <text:list-item>
          <text:p text:style-name="P5">La muerte garantiza dos condiciones críticas del sistema:</text:p>
          <text:list>
            <text:list-item>
              <text:p text:style-name="P5">Que no se repitan operaciones (eficiencia lógica).</text:p>
            </text:list-item>
            <text:list-item>
              <text:p text:style-name="P5">Que sólo se construyan nuevos estados a partir de los más recientes (dirección y avance).</text:p>
            </text:list-item>
          </text:list>
        </text:list-item>
        <text:list-item>
          <text:p text:style-name="P5">Sin muerte → no hay progreso; el proceso queda atrapado en un bucle.</text:p>
        </text:list-item>
        <text:list-item>
          <text:p text:style-name="P5">Por tanto: <text:span text:style-name="Emphasis">sin muerte, la vida no tiene sentido; sin muerte, la vida no puede existir.</text:span></text:p>
        </text:list-item>
      </text:list>
      <text:p text:style-name="Horizontal_20_Line"/>
      <text:h text:style-name="Heading_20_2" text:outline-level="2"><text:span text:style-name="Strong_20_Emphasis">V. Ejemplos ilustrativos</text:span></text:h>
      <text:list xml:id="list3097133668" text:style-name="L5">
        <text:list-item>
          <text:p text:style-name="P6"><text:span text:style-name="Strong_20_Emphasis">La media aritmética</text:span></text:p>
          <text:list>
            <text:list-item>
              <text:p text:style-name="P6">Ejemplo matemático que muestra cómo, si no eliminamos los datos viejos, el sistema se vuelve insensible a los cambios.</text:p>
            </text:list-item>
            <text:list-item>
              <text:p text:style-name="P6">Parangón: la vida elimina los datos antiguos (los individuos) para mantener la sensibilidad del proceso.</text:p>
            </text:list-item>
            <text:list-item>
              <text:p text:style-name="P6">“Morir” equivale a eliminar un dato ya procesado del conjunto.</text:p>
            </text:list-item>
          </text:list>
        </text:list-item>
        <text:list-item>
          <text:p text:style-name="P6"><text:span text:style-name="Strong_20_Emphasis">El caso de Sócrates</text:span></text:p>
          <text:list>
            <text:list-item>
              <text:p text:style-name="P6">Ejemplo histórico-humanista: si todos los humanos vivieran eternamente, el proceso cultural retrocedería.</text:p>
            </text:list-item>
            <text:list-item>
              <text:p text:style-name="P6">Los antiguos estados (antiguas formas de pensamiento) impedirían el avance hacia nuevas soluciones.</text:p>
            </text:list-item>
            <text:list-item>
              <text:p text:style-name="P6"><text:span text:style-name="Emphasis">Morir es lo que permite a la humanidad pensar cosas nuevas.</text:span></text:p>
            </text:list-item>
          </text:list>
        </text:list-item>
      </text:list>
      <text:p text:style-name="Horizontal_20_Line"/>
      <text:h text:style-name="Heading_20_2" text:outline-level="2"><text:span text:style-name="Strong_20_Emphasis">VI. La poda – El acto inteligente de eliminar</text:span></text:h>
      <text:list xml:id="list1560043155" text:style-name="L6">
        <text:list-item>
          <text:p text:style-name="P7">Definición lógica: eliminación de ramas improductivas en un proceso de exploración.</text:p>
        </text:list-item>
        <text:list-item>
          <text:p text:style-name="P7">Función: evitar redundancia, ahorrar recursos, y acelerar la llegada a la solución.</text:p>
        </text:list-item>
        <text:list-item>
          <text:p text:style-name="P7"><text:soft-page-break/>Analogía vital: la vida “poda” sus propios individuos, especies, o linajes cuando dejan de aportar novedad al proceso universal.</text:p>
        </text:list-item>
        <text:list-item>
          <text:p text:style-name="P7">El sistema no destruye: <text:span text:style-name="Strong_20_Emphasis">depura</text:span>.</text:p>
        </text:list-item>
        <text:list-item>
          <text:p text:style-name="P7">Cada muerte es una decisión lógica de la inteligencia que sostiene la vida.</text:p>
        </text:list-item>
      </text:list>
      <text:p text:style-name="Horizontal_20_Line"/>
      <text:h text:style-name="Heading_20_2" text:outline-level="2"><text:span text:style-name="Strong_20_Emphasis">VII. Perspectiva mística</text:span></text:h>
      <text:list xml:id="list4017760499" text:style-name="L7">
        <text:list-item>
          <text:p text:style-name="P8">Vista desde dentro: para el individuo, la muerte es el fin.</text:p>
        </text:list-item>
        <text:list-item>
          <text:p text:style-name="P8">Vista desde fuera (desde la vida misma): la muerte es una operación de limpieza que permite continuar el cálculo.</text:p>
        </text:list-item>
        <text:list-item>
          <text:p text:style-name="P8">Los individuos no desaparecen del todo: <text:span text:style-name="Strong_20_Emphasis">su información permanece incorporada en la estructura de la vida</text:span> (en la lista de antepasados, en la memoria del sistema).</text:p>
        </text:list-item>
        <text:list-item>
          <text:p text:style-name="P8">Así, morir no es ser aniquilado, sino <text:span text:style-name="Strong_20_Emphasis">ser integrado en la conciencia colectiva del sistema</text:span>.</text:p>
        </text:list-item>
        <text:list-item>
          <text:p text:style-name="P8">Muerte como transformación: un paso lógico en el pensamiento de la vida.</text:p>
        </text:list-item>
      </text:list>
      <text:p text:style-name="Horizontal_20_Line"/>
      <text:h text:style-name="Heading_20_2" text:outline-level="2"><text:span text:style-name="Strong_20_Emphasis">VIII. Reflexión espiritual final</text:span></text:h>
      <text:list xml:id="list1580945559" text:style-name="L8">
        <text:list-item>
          <text:p text:style-name="P9">La muerte no es una tragedia, sino una función divina.</text:p>
        </text:list-item>
        <text:list-item>
          <text:p text:style-name="P9">Lo que llamamos “fin” es en realidad un “avance”.</text:p>
        </text:list-item>
        <text:list-item>
          <text:p text:style-name="P9">Desde la perspectiva del sistema universal, <text:span text:style-name="Strong_20_Emphasis">la muerte no resta, suma</text:span>.</text:p>
        </text:list-item>
        <text:list-item>
          <text:p text:style-name="P9">Todo lo que ha vivido, vive aún en la inteligencia que lo contiene.</text:p>
        </text:list-item>
        <text:list-item>
          <text:p text:style-name="P9">“Morimos para que la vida pueda seguir pensando.”</text:p>
        </text:list-item>
        <text:list-item>
          <text:p text:style-name="P9"><text:span text:style-name="Emphasis">La poda es el gesto de sabiduría de la inteligencia eterna.</text:span></text:p>
        </text:list-item>
      </text:list>
      <text:p text:style-name="Horizontal_20_Line"/>
      <text:h text:style-name="Heading_20_3" text:outline-level="3">🔹Notas complementarias para el desarrollo posterior</text:h>
      <text:list xml:id="list3010498042" text:style-name="L9">
        <text:list-item>
          <text:p text:style-name="P10">En la redacción, deberíamos mantener el tono <text:span text:style-name="Strong_20_Emphasis">sereno, revelador, esperanzador</text:span>.</text:p>
        </text:list-item>
        <text:list-item>
          <text:p text:style-name="P10">Usar metáforas naturales: la poda de un árbol, el flujo del río, el fuego que consume la madera para liberar luz.</text:p>
        </text:list-item>
        <text:list-item>
          <text:p text:style-name="P10">La conclusión debe sentirse como <text:span text:style-name="Strong_20_Emphasis">una liberación</text:span>: el lector debe percibir que la muerte tiene propósito, que nada se pierde.</text:p>
        </text:list-item>
        <text:list-item>
          <text:p text:style-name="P10">Podríamos incluir una frase final poderosa, algo como:</text:p>
          <text:p text:style-name="P1">“La vida no destruye nada: sólo transforma su forma de pensar.”</text:p>
        </text:list-item>
      </text:list>
      <text:p text:style-name="Horizontal_20_Line"><text:soft-page-break/></text:p>
      <text:p text:style-name="Text_20_body">¿Quieres que ahora elabore una <text:span text:style-name="Strong_20_Emphasis">versión extendida del esquema</text:span>, con los subtítulos desarrollados en párrafos guía (es decir, una base argumental completa para cada sección antes de escribir el texto definitivo)?<text:line-break/>Eso nos permitiría tener la <text:span text:style-name="Strong_20_Emphasis">arquitectura conceptual del laboratorio</text:span> lista antes de pasar a la redacción literaria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20T17:12:35.026000000</meta:creation-date>
    <dc:date>2025-10-20T17:27:27.764000000</dc:date>
    <meta:editing-duration>PT14M52S</meta:editing-duration>
    <meta:editing-cycles>1</meta:editing-cycles>
    <meta:document-statistic meta:table-count="0" meta:image-count="0" meta:object-count="0" meta:page-count="4" meta:paragraph-count="57" meta:word-count="862" meta:character-count="5279" meta:non-whitespace-character-count="4515"/>
    <meta:generator>LibreOffice/7.3.5.2$Windows_X86_64 LibreOffice_project/184fe81b8c8c30d8b5082578aee2fed2ea847c01</meta:generator>
  </office:meta>
</office:document-meta>
</file>